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cccccc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><text:span text:style-name="T3">passwords of </text:span><text:span text:style-name="T3"><text:line-break/></text:span><text:span text:style-name="T3">length up to </text:span><text:span text:style-name="T3"><text:line-break/></text:span><text:span text:style-name="T4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37:26.883699011</dc:date>
    <meta:editing-duration>P0D</meta:editing-duration>
    <meta:editing-cycles>1</meta:editing-cycles>
    <meta:generator>LibreOffice/4.2.8.2$Linux_X86_64 LibreOffice_project/420m0$Build-2</meta:generator>
    <meta:document-statistic meta:object-count="3"/>
  </office:meta>
</office:document-meta>
</file>